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ource Sans Pro" svg:font-family="'Source Sans Pro'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Liberation Serif" fo:font-size="12pt" fo:font-weight="normal" officeooo:paragraph-rsid="0006d335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e entreprise a pour but de produire. C'est une unité de production.</text:p>
      <text:p text:style-name="P2">Elle produit soit un bien, soit un service.</text:p>
      <text:p text:style-name="P2"/>
      <text:p text:style-name="P2">- Un bien c'est quelque chose de matériel (exemple : stylo, bibliothèque)</text:p>
      <text:p text:style-name="P2">- Un service c'est quelque chose d'intangible (ex: service bancaire, consultation médecin etc.). Le développement informatique est un service.</text:p>
      <text:p text:style-name="P2"/>
      <text:p text:style-name="P2">Définition : Un marché est le lieu de rencontre entre l’offre et la demande qui détermine un prix et une quantité d’équilibre .</text:p>
      <text:p text:style-name="P2"/>
      <text:p text:style-name="P2">Les quatre principaux marchés :</text:p>
      <text:p text:style-name="P2">- Marché des biens et services <text:s/>(celui qui nous intéresse)</text:p>
      <text:p text:style-name="P2">- Marché du travail</text:p>
      <text:p text:style-name="P2">- Marché financier (ou marché des titres (bourse)</text:p>
      <text:p text:style-name="P2">- <text:s/>Marché de la monnaie (ex : faire un prêt fait partie du marché de la monnaie</text:p>
      <text:p text:style-name="P2">cours uction marchande ;</text:p>
      <text:p text:style-name="P2"/>
      <text:p text:style-name="P2">Facteur de production : travail (salariés), capital (machines).</text:p>
      <text:p text:style-name="P2"/>
      <text:p text:style-name="P2">Production marchande : production qui a pour objectif le profit (bénéfices) c’est-à-dire de vendre la production à un prix supérieur au coût de production.</text:p>
      <text:p text:style-name="P2"/>
      <text:p text:style-name="P2">Production non marchande : production fournie à titre gratuit ou quasi gratuit, dans tous les cas à un prix inférieur au coût de revient. <text:s/>N'est autorisée qu'à l'État/Les ONG/assos.(ex: Education/Services Hospitaliers Publics)</text:p>
      <text:p text:style-name="P2"/>
      <text:p text:style-name="P1">Valeur ajoutée : Consos intermédiaires sont l’ensemble des biens et services détruits ou transformés au cours du processus de production.</text:p>
      <text:p text:style-name="P1"/>
      <text:p text:style-name="P1">Ex de valeur ajoutée : </text:p>
      <text:p text:style-name="P1"><text:s text:c="4"/>- Imaginons on est cordonnier. J’achète du cuir 10€, d’autres trucs pour compléter la chaussure à 5€ (coût total 15€). Je vends la chaussure 70€. Val ajoutée = 70-15=55€</text:p>
      <text:p text:style-name="P1">- Un maçon on lui commande un mur il achète des parpaings 100€, sac de ciment et sable 30€ il travaille. Il a la compétence de pouvoir le faire il facture 800€ Valeur ajouté : 800-(100+30) = 670€</text:p>
      <text:p text:style-name="P1"/>
      <text:p text:style-name="P1">La valeur ajoutée est répartie entre plusieurs agents économiques :</text:p>
      <text:p text:style-name="P1">- Les salariés (salaire)</text:p>
      <text:p text:style-name="P1">- Les aporteurs de capitaux : actionnaires et établissements de <text:s/>crédits (dividendes)</text:p>
      <text:p text:style-name="P1">- Les organismes sociaux (cotisations sociales)</text:p>
      <text:p text:style-name="P1">- L'Etat <text:s/>(TVA)</text:p>
      <text:p text:style-name="P1">- L’entreprise elle-même (autofinancement)</text:p>
      <text:p text:style-name="P1"/>
      <text:p text:style-name="P1">La sécurité sociale est un organisme privé supervisé par l'Etat. C'est pour ça qu'on sépare ces 2 catégories. Les cotisations ne peuvent aller dans les impots et inversement.</text:p>
      <text:p text:style-name="P1"/>
      <text:p text:style-name="P1">On peut représenter une entreprise par une approche fonctionnelle. </text:p>
      <text:p text:style-name="P1">Elle peut être découpée en fonctions (domaines de gestions)</text:p>
      <text:p text:style-name="P1"/>
      <text:p text:style-name="P1">Henri FAYOL, directeur d’une mine, a décidé en 1916 de créer une organisation d’entreprise , a la suite d'un accident dans les mines.</text:p>
      <text:p text:style-name="P1"/>
      <text:p text:style-name="P1"><text:soft-page-break/>Henri FAYOL, directeur d’une mine, a décidé en 1916 de créer une organisation d’entreprise, suite à un accident dans les mines.</text:p>
      <text:p text:style-name="P1"/>
      <text:p text:style-name="P1">FONCTIONS PRIMAIRES</text:p>
      <text:p text:style-name="P1">- Fonction Approvisionnement (Logistique)</text:p>
      <text:p text:style-name="P1">- Fonction Production</text:p>
      <text:p text:style-name="P1">- Fonction Commerciale (+ Marketing)</text:p>
      <text:p text:style-name="P1"/>
      <text:p text:style-name="P1">FONCTIONS DE SOUTIEN</text:p>
      <text:p text:style-name="P1">- Fonction DRH (Direction Ressources Humaines)</text:p>
      <text:p text:style-name="P1">- Fonction Comptabilité</text:p>
      <text:p text:style-name="P1">- Fonction Financière (Investissements)</text:p>
      <text:p text:style-name="P1"/>
      <text:p text:style-name="P1">FONCTIONS COMPLEMENTAIRES</text:p>
      <text:p text:style-name="P1">- Fonction Recherche et Développement</text:p>
      <text:p text:style-name="P1"/>
      <text:p text:style-name="P1">Lentreprise divisé en domaine/fonction (approche fonctionnel par Henri Fayol en 1916):</text:p>
      <text:p text:style-name="P1"><text:s text:c="10"/>- Approvisionnement</text:p>
      <text:p text:style-name="P1">Finalité Majeure <text:s/>Acheter</text:p>
      <text:p text:style-name="P1">Activités principales (pour atteindre cette finalité) Besoin/fournisseurs/achats/quantité/délais/qualité/stockage </text:p>
      <text:p text:style-name="P1"/>
      <text:p text:style-name="P1"><text:s text:c="10"/>- Production</text:p>
      <text:p text:style-name="P1">Finalité Majeure Produire/créer/fabriquer</text:p>
      <text:p text:style-name="P1">Activités principales (pour atteindre cette finalité) Bureau des études/bureau des méthodes/ordonnancement/conception/fabrication/qualité</text:p>
      <text:p text:style-name="P1"/>
      <text:p text:style-name="P1"><text:s text:c="10"/>- Commercial</text:p>
      <text:p text:style-name="P1">Finalité Majeure Vendre</text:p>
      <text:p text:style-name="P1">Activités principales (pour atteindre cette finalité) Ventes/Marketing(mercatique)/client/fidélisation/étude de marchés/CRM (Customer Relationship Management)</text:p>
      <text:p text:style-name="P1"/>
      <text:p text:style-name="P1"><text:s text:c="10"/>- Gestion des ressources humaines</text:p>
      <text:p text:style-name="P1">Finalité Majeure La gestion des ressources humain consiste a gérer les hommes dans le sens d'un enrichissement réciproque(pas monétaire mais humain/social).</text:p>
      <text:p text:style-name="P1">Activités principales (pour atteindre cette finalité) Enrichissement réciproque/rémunération/contrats/congés/motivation</text:p>
      <text:p text:style-name="P1"/>
      <text:p text:style-name="P1"><text:s text:c="10"/>- Finance</text:p>
      <text:p text:style-name="P1">Finalité Majeure Maintenir un équilibre financier </text:p>
      <text:p text:style-name="P1">Activités principales (pour atteindre cette finalité) Actionnaire/banque/autofinancement/investissement </text:p>
      <text:p text:style-name="P1"/>
      <text:p text:style-name="P1"><text:s text:c="10"/>- Comptabilité</text:p>
      <text:p text:style-name="P1">Finalité Majeure Enregistrer l ensemble des mouvement monétaires dans l entreprise </text:p>
      <text:p text:style-name="P1">Activités principales (pour atteindre cette finalité) Récolter/stocker/traiter/diffuser </text:p>
      <text:p text:style-name="P1"/>
      <text:p text:style-name="P1"><text:s text:c="10"/>- Recherche et développement ( R&amp;D) [optionnel]</text:p>
      <text:p text:style-name="P1">.</text:p>
      <text:p text:style-name="P1"/>
      <text:p text:style-name="P1"/>
      <text:p text:style-name="P1"><text:soft-page-break/>Définition :</text:p>
      <text:p text:style-name="P1"/>
      <text:p text:style-name="P1">Système d'Information (SI) : Ensemble de ressources humaines, financières et matérielles permettant de collecter, stocker, traiter et diffuser l'information pour aider à la prise de décision, à la coordination et au contrôle au sein de l'organisation </text:p>
      <text:p text:style-name="P1"/>
      <text:p text:style-name="P4">Technologies de l'Information et de la Communication (TIC) : Composants de nature technique que les entreprises achètent, développent ou combinent pour constituer l'infrastructure technologique de leur système d'information:</text:p>
      <text:p text:style-name="P4"><text:tab/>- <text:s/>Matériel informatique</text:p>
      <text:p text:style-name="P4"><text:tab/>- Logiciels</text:p>
      <text:p text:style-name="P4"><text:tab/>- Technologies de stockage</text:p>
      <text:p text:style-name="P4"><text:tab/>- Technologies de communication</text:p>
      <text:p text:style-name="P1"/>
      <text:p text:style-name="P1"/>
      <text:p text:style-name="P1">Frise de l'évolution des systèmes d'information dans les entreprises :</text:p>
      <text:p text:style-name="P1"/>
      <text:p text:style-name="P1">- Avant 1960, des systèmes d'information sans informatiques</text:p>
      <text:p text:style-name="P1"/>
      <text:p text:style-name="P1">- 1960-1970, apparition des ordinateurs dans les entreprises</text:p>
      <text:p text:style-name="P1"/>
      <text:p text:style-name="P1">- 1980, apparition des micro-ordinateurs mise sur le marché du DOS (Premier système d exploitation de Windows)</text:p>
      <text:p text:style-name="P1"/>
      <text:p text:style-name="P1">- 1990, l'ère des réseaux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ource Sans Pro" svg:font-family="'Source Sans Pro', sans-serif"/>
    <style:font-face style:name="inherit" svg:font-family="inheri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3T18:11:44.083000000</meta:creation-date>
    <meta:editing-duration>PT3M40S</meta:editing-duration>
    <meta:editing-cycles>3</meta:editing-cycles>
    <meta:generator>LibreOffice/7.0.1.2$Windows_X86_64 LibreOffice_project/7cbcfc562f6eb6708b5ff7d7397325de9e764452</meta:generator>
    <dc:date>2020-09-23T18:15:23.729000000</dc:date>
    <meta:document-statistic meta:table-count="0" meta:image-count="0" meta:object-count="0" meta:page-count="3" meta:paragraph-count="72" meta:word-count="704" meta:character-count="5141" meta:non-whitespace-character-count="4416"/>
  </office:meta>
</office:document-meta>
</file>